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Sale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date" office:date-value="2025-01-12" calcext:value-type="date">
            <text:p>2025-01-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ctronics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date" office:date-value="2025-01-13" calcext:value-type="date">
            <text:p>2025-01-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Furniture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date" office:date-value="2025-01-14" calcext:value-type="date">
            <text:p>2025-01-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Furnitur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date" office:date-value="2025-01-14" calcext:value-type="date">
            <text:p>2025-01-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Stationery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date" office:date-value="2025-01-15" calcext:value-type="date">
            <text:p>2025-01-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Stationery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date" office:date-value="2025-01-15" calcext:value-type="date">
            <text:p>2025-01-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date" office:date-value="2025-01-16" calcext:value-type="date">
            <text:p>2025-01-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Furniture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date" office:date-value="2025-01-17" calcext:value-type="date">
            <text:p>2025-01-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Stationer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date" office:date-value="2025-01-15" calcext:value-type="date">
            <text:p>2025-01-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urniture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25-01-18" calcext:value-type="date">
            <text:p>2025-01-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2T21:57:56.628000000</meta:creation-date>
    <dc:date>2025-11-12T22:28:45.784000000</dc:date>
    <meta:editing-duration>PT30M51S</meta:editing-duration>
    <meta:editing-cycles>1</meta:editing-cycles>
    <meta:document-statistic meta:table-count="1" meta:cell-count="66" meta:object-count="0"/>
    <meta:generator>LibreOffice/7.6.1.2$Windows_X86_64 LibreOffice_project/f5defcebd022c5bc36bbb79be232cb6926d8f674</meta:generator>
  </office:meta>
</office:document-meta>
</file>